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d2b3"/>
    </style:style>
    <style:style style:name="P2" style:family="paragraph" style:parent-style-name="Standard">
      <style:text-properties officeooo:paragraph-rsid="000e1d72"/>
    </style:style>
    <style:style style:name="P3" style:family="paragraph" style:parent-style-name="Standard">
      <style:text-properties officeooo:paragraph-rsid="00106342"/>
    </style:style>
    <style:style style:name="P4" style:family="paragraph" style:parent-style-name="Standard">
      <style:text-properties officeooo:paragraph-rsid="0013200a"/>
    </style:style>
    <style:style style:name="P5" style:family="paragraph" style:parent-style-name="Standard">
      <style:text-properties officeooo:paragraph-rsid="00151e9d"/>
    </style:style>
    <style:style style:name="P6" style:family="paragraph" style:parent-style-name="Standard">
      <style:text-properties officeooo:paragraph-rsid="00198e63"/>
    </style:style>
    <style:style style:name="P7" style:family="paragraph" style:parent-style-name="Standard">
      <style:text-properties officeooo:paragraph-rsid="001bc7ee"/>
    </style:style>
    <style:style style:name="P8" style:family="paragraph" style:parent-style-name="Standard">
      <style:text-properties officeooo:rsid="001f9974" officeooo:paragraph-rsid="001f9974"/>
    </style:style>
    <style:style style:name="P9" style:family="paragraph" style:parent-style-name="Standard">
      <style:text-properties officeooo:rsid="001f9974" officeooo:paragraph-rsid="0024a337"/>
    </style:style>
    <style:style style:name="P10" style:family="paragraph" style:parent-style-name="Standard">
      <style:text-properties officeooo:rsid="001f9974" officeooo:paragraph-rsid="002cfc9a"/>
    </style:style>
    <style:style style:name="P11" style:family="paragraph" style:parent-style-name="Standard">
      <style:text-properties officeooo:rsid="001f9974" officeooo:paragraph-rsid="00316e99"/>
    </style:style>
    <style:style style:name="P12" style:family="paragraph" style:parent-style-name="Standard">
      <style:text-properties officeooo:rsid="001f9974" officeooo:paragraph-rsid="00332d49"/>
    </style:style>
    <style:style style:name="P13" style:family="paragraph" style:parent-style-name="Standard">
      <style:text-properties officeooo:rsid="003fbd72" officeooo:paragraph-rsid="003fbd72"/>
    </style:style>
    <style:style style:name="P14" style:family="paragraph" style:parent-style-name="Standard">
      <style:text-properties fo:font-weight="bold" officeooo:rsid="00198e63" officeooo:paragraph-rsid="00151e9d" style:font-weight-asian="bold" style:font-weight-complex="bold"/>
    </style:style>
    <style:style style:name="P15" style:family="paragraph" style:parent-style-name="Standard">
      <style:text-properties officeooo:paragraph-rsid="0052a1ef"/>
    </style:style>
    <style:style style:name="P16" style:family="paragraph" style:parent-style-name="Standard">
      <style:text-properties officeooo:paragraph-rsid="0057a062"/>
    </style:style>
    <style:style style:name="P17" style:family="paragraph" style:parent-style-name="Standard">
      <style:paragraph-properties fo:break-before="page"/>
      <style:text-properties fo:font-weight="normal" officeooo:rsid="00217320" officeooo:paragraph-rsid="00217320" style:font-weight-asian="normal" style:font-weight-complex="normal"/>
    </style:style>
    <style:style style:name="P18" style:family="paragraph" style:parent-style-name="Standard">
      <style:text-properties officeooo:rsid="001f9974" officeooo:paragraph-rsid="001f9974"/>
    </style:style>
    <style:style style:name="P19" style:family="paragraph" style:parent-style-name="Standard">
      <style:text-properties officeooo:rsid="001f9974" officeooo:paragraph-rsid="00332d49"/>
    </style:style>
    <style:style style:name="P20" style:family="paragraph" style:parent-style-name="Standard">
      <style:text-properties officeooo:rsid="005ee29d" officeooo:paragraph-rsid="005ee29d"/>
    </style:style>
    <style:style style:name="P21" style:family="paragraph" style:parent-style-name="Standard">
      <style:text-properties officeooo:rsid="005ee29d" officeooo:paragraph-rsid="005f66a1"/>
    </style:style>
    <style:style style:name="P22" style:family="paragraph" style:parent-style-name="Standard">
      <style:paragraph-properties fo:break-before="page"/>
      <style:text-properties officeooo:rsid="005ee29d" officeooo:paragraph-rsid="005ee29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d2b3" style:font-weight-asian="bold" style:font-weight-complex="bold"/>
    </style:style>
    <style:style style:name="T3" style:family="text">
      <style:text-properties fo:font-weight="bold" officeooo:rsid="000fa77c" style:font-weight-asian="bold" style:font-weight-complex="bold"/>
    </style:style>
    <style:style style:name="T4" style:family="text">
      <style:text-properties fo:font-weight="bold" officeooo:rsid="00106342" style:font-weight-asian="bold" style:font-weight-complex="bold"/>
    </style:style>
    <style:style style:name="T5" style:family="text">
      <style:text-properties fo:font-weight="bold" officeooo:rsid="00116e91" style:font-weight-asian="bold" style:font-weight-complex="bold"/>
    </style:style>
    <style:style style:name="T6" style:family="text">
      <style:text-properties fo:font-weight="bold" officeooo:rsid="00120ff3" style:font-weight-asian="bold" style:font-weight-complex="bold"/>
    </style:style>
    <style:style style:name="T7" style:family="text">
      <style:text-properties fo:font-weight="bold" officeooo:rsid="0013200a" style:font-weight-asian="bold" style:font-weight-complex="bold"/>
    </style:style>
    <style:style style:name="T8" style:family="text">
      <style:text-properties fo:font-weight="bold" officeooo:rsid="00151e9d" style:font-weight-asian="bold" style:font-weight-complex="bold"/>
    </style:style>
    <style:style style:name="T9" style:family="text">
      <style:text-properties fo:font-weight="bold" officeooo:rsid="00157e7f" style:font-weight-asian="bold" style:font-weight-complex="bold"/>
    </style:style>
    <style:style style:name="T10" style:family="text">
      <style:text-properties fo:font-weight="bold" officeooo:rsid="00177c4b" style:font-weight-asian="bold" style:font-weight-complex="bold"/>
    </style:style>
    <style:style style:name="T11" style:family="text">
      <style:text-properties fo:font-weight="bold" officeooo:rsid="00198e63" style:font-weight-asian="bold" style:font-weight-complex="bold"/>
    </style:style>
    <style:style style:name="T12" style:family="text">
      <style:text-properties fo:font-weight="bold" officeooo:rsid="0022e0c5" style:font-weight-asian="bold" style:font-weight-complex="bold"/>
    </style:style>
    <style:style style:name="T13" style:family="text">
      <style:text-properties fo:font-weight="bold" officeooo:rsid="0024a337" style:font-weight-asian="bold" style:font-weight-complex="bold"/>
    </style:style>
    <style:style style:name="T14" style:family="text">
      <style:text-properties fo:font-weight="bold" officeooo:rsid="0026d5d3" style:font-weight-asian="bold" style:font-weight-complex="bold"/>
    </style:style>
    <style:style style:name="T15" style:family="text">
      <style:text-properties fo:font-weight="bold" officeooo:rsid="00280365" style:font-weight-asian="bold" style:font-weight-complex="bold"/>
    </style:style>
    <style:style style:name="T16" style:family="text">
      <style:text-properties fo:font-weight="bold" officeooo:rsid="00291d0d" style:font-weight-asian="bold" style:font-weight-complex="bold"/>
    </style:style>
    <style:style style:name="T17" style:family="text">
      <style:text-properties fo:font-weight="bold" officeooo:rsid="002cfc9a" style:font-weight-asian="bold" style:font-weight-complex="bold"/>
    </style:style>
    <style:style style:name="T18" style:family="text">
      <style:text-properties fo:font-weight="bold" officeooo:rsid="002ed796" style:font-weight-asian="bold" style:font-weight-complex="bold"/>
    </style:style>
    <style:style style:name="T19" style:family="text">
      <style:text-properties fo:font-weight="bold" officeooo:rsid="00394434" style:font-weight-asian="bold" style:font-weight-complex="bold"/>
    </style:style>
    <style:style style:name="T20" style:family="text">
      <style:text-properties fo:font-weight="bold" officeooo:rsid="005716be" style:font-weight-asian="bold" style:font-weight-complex="bold"/>
    </style:style>
    <style:style style:name="T21" style:family="text">
      <style:text-properties officeooo:rsid="000cd2b3"/>
    </style:style>
    <style:style style:name="T22" style:family="text">
      <style:text-properties fo:font-weight="normal" officeooo:rsid="000cd2b3" style:font-weight-asian="normal" style:font-weight-complex="normal"/>
    </style:style>
    <style:style style:name="T23" style:family="text">
      <style:text-properties fo:font-weight="normal" officeooo:rsid="001a3921" style:font-weight-asian="normal" style:font-weight-complex="normal"/>
    </style:style>
    <style:style style:name="T24" style:family="text">
      <style:text-properties fo:font-weight="normal" officeooo:rsid="001bc7ee" style:font-weight-asian="normal" style:font-weight-complex="normal"/>
    </style:style>
    <style:style style:name="T25" style:family="text">
      <style:text-properties fo:font-weight="normal" officeooo:rsid="002a8039" style:font-weight-asian="normal" style:font-weight-complex="normal"/>
    </style:style>
    <style:style style:name="T26" style:family="text">
      <style:text-properties fo:font-weight="normal" officeooo:rsid="002cfc9a" style:font-weight-asian="normal" style:font-weight-complex="normal"/>
    </style:style>
    <style:style style:name="T27" style:family="text">
      <style:text-properties fo:font-weight="normal" officeooo:rsid="00151e9d" style:font-weight-asian="normal" style:font-weight-complex="normal"/>
    </style:style>
    <style:style style:name="T28" style:family="text">
      <style:text-properties fo:font-weight="normal" officeooo:rsid="004d961a" style:font-weight-asian="normal" style:font-weight-complex="normal"/>
    </style:style>
    <style:style style:name="T29" style:family="text">
      <style:text-properties fo:font-weight="normal" officeooo:rsid="004f70d7" style:font-weight-asian="normal" style:font-weight-complex="normal"/>
    </style:style>
    <style:style style:name="T30" style:family="text">
      <style:text-properties fo:font-weight="normal" officeooo:rsid="004febf9" style:font-weight-asian="normal" style:font-weight-complex="normal"/>
    </style:style>
    <style:style style:name="T31" style:family="text">
      <style:text-properties fo:font-weight="normal" officeooo:rsid="005716be" style:font-weight-asian="normal" style:font-weight-complex="normal"/>
    </style:style>
    <style:style style:name="T32" style:family="text">
      <style:text-properties officeooo:rsid="000fa77c"/>
    </style:style>
    <style:style style:name="T33" style:family="text">
      <style:text-properties officeooo:rsid="00106342"/>
    </style:style>
    <style:style style:name="T34" style:family="text">
      <style:text-properties officeooo:rsid="00116e91"/>
    </style:style>
    <style:style style:name="T35" style:family="text">
      <style:text-properties officeooo:rsid="00120ff3"/>
    </style:style>
    <style:style style:name="T36" style:family="text">
      <style:text-properties officeooo:rsid="0013200a"/>
    </style:style>
    <style:style style:name="T37" style:family="text">
      <style:text-properties officeooo:rsid="00151e9d"/>
    </style:style>
    <style:style style:name="T38" style:family="text">
      <style:text-properties officeooo:rsid="00157e7f"/>
    </style:style>
    <style:style style:name="T39" style:family="text">
      <style:text-properties officeooo:rsid="00177c4b"/>
    </style:style>
    <style:style style:name="T40" style:family="text">
      <style:text-properties officeooo:rsid="00198e63"/>
    </style:style>
    <style:style style:name="T41" style:family="text">
      <style:text-properties officeooo:rsid="0022e0c5"/>
    </style:style>
    <style:style style:name="T4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22e0c5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24a337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24fb11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26d5d3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0280365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0291d0d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02cfc9a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2ed796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316e99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301b77" style:font-weight-asian="bold" style:font-weight-complex="bold"/>
    </style:style>
    <style:style style:name="T53" style:family="text">
      <style:text-properties officeooo:rsid="0024a337"/>
    </style:style>
    <style:style style:name="T54" style:family="text">
      <style:text-properties style:text-underline-style="none" fo:font-weight="normal" officeooo:rsid="0024a337" style:font-weight-asian="normal" style:font-weight-complex="normal"/>
    </style:style>
    <style:style style:name="T55" style:family="text">
      <style:text-properties style:text-underline-style="none" fo:font-weight="normal" officeooo:rsid="00301b77" style:font-weight-asian="normal" style:font-weight-complex="normal"/>
    </style:style>
    <style:style style:name="T56" style:family="text">
      <style:text-properties style:text-underline-style="none" fo:font-weight="normal" officeooo:rsid="00316e99" style:font-weight-asian="normal" style:font-weight-complex="normal"/>
    </style:style>
    <style:style style:name="T57" style:family="text">
      <style:text-properties style:text-underline-style="none" fo:font-weight="normal" officeooo:rsid="002ed796" style:font-weight-asian="normal" style:font-weight-complex="normal"/>
    </style:style>
    <style:style style:name="T58" style:family="text">
      <style:text-properties style:text-underline-style="none" fo:font-weight="normal" officeooo:rsid="00332d49" style:font-weight-asian="normal" style:font-weight-complex="normal"/>
    </style:style>
    <style:style style:name="T59" style:family="text">
      <style:text-properties style:text-underline-style="none" fo:font-weight="bold" style:font-weight-asian="bold" style:font-weight-complex="bold"/>
    </style:style>
    <style:style style:name="T60" style:family="text">
      <style:text-properties style:text-underline-style="none" fo:font-weight="bold" officeooo:rsid="002ed796" style:font-weight-asian="bold" style:font-weight-complex="bold"/>
    </style:style>
    <style:style style:name="T61" style:family="text">
      <style:text-properties style:text-underline-style="none" fo:font-weight="bold" officeooo:rsid="00301b77" style:font-weight-asian="bold" style:font-weight-complex="bold"/>
    </style:style>
    <style:style style:name="T62" style:family="text">
      <style:text-properties officeooo:rsid="0024fb11"/>
    </style:style>
    <style:style style:name="T63" style:family="text">
      <style:text-properties officeooo:rsid="0026d5d3"/>
    </style:style>
    <style:style style:name="T64" style:family="text">
      <style:text-properties officeooo:rsid="00280365"/>
    </style:style>
    <style:style style:name="T65" style:family="text">
      <style:text-properties officeooo:rsid="00291d0d"/>
    </style:style>
    <style:style style:name="T66" style:family="text">
      <style:text-properties officeooo:rsid="002cfc9a"/>
    </style:style>
    <style:style style:name="T67" style:family="text">
      <style:text-properties officeooo:rsid="002ed796"/>
    </style:style>
    <style:style style:name="T68" style:family="text">
      <style:text-properties officeooo:rsid="00316e99"/>
    </style:style>
    <style:style style:name="T69" style:family="text">
      <style:text-properties officeooo:rsid="00394434"/>
    </style:style>
    <style:style style:name="T70" style:family="text">
      <style:text-properties officeooo:rsid="003c815f"/>
    </style:style>
    <style:style style:name="T71" style:family="text">
      <style:text-properties officeooo:rsid="00412acc"/>
    </style:style>
    <style:style style:name="T72" style:family="text">
      <style:text-properties officeooo:rsid="00478a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-type:整数计算里的所有R-<text:span text:style-name="T71">R计算，CSR指令</text:span></text:p>
      <text:p text:style-name="P13">I-type:整数计算里的所有<text:span text:style-name="T71">I-R计算， JALR， LOAD， 内存模型，环境调用与断点</text:span></text:p>
      <text:p text:style-name="P13">S-type(B-type):<text:span text:style-name="T71">STORE（条件分支指令）</text:span></text:p>
      <text:p text:style-name="P13">U-type(J-type):整数计算里的LUI, AUIPC计算<text:span text:style-name="T71">（函数调用指令JAL）</text:span></text:p>
      <text:p text:style-name="P4">整数计算</text:p>
      <text:p text:style-name="P4"><text:tab/><text:span text:style-name="T7">ADD<text:tab/><text:tab/></text:span><text:span text:style-name="T11">[</text:span><text:span text:style-name="T31">sign-extended</text:span><text:span text:style-name="T20"> </text:span><text:span text:style-name="T7">I</text:span><text:span text:style-name="T36">mmediate]<text:tab/><text:tab/>addi实现了伪指令mv, sext.w</text:span></text:p>
      <text:p text:style-name="P4"><text:tab/><text:span text:style-name="T11">SUB</text:span><text:span text:style-name="T23">tract</text:span></text:p>
      <text:p text:style-name="P6"/>
      <text:p text:style-name="P16"><text:tab/><text:span text:style-name="T8">AND<text:tab/><text:tab/></text:span><text:span text:style-name="T11">[</text:span><text:span text:style-name="T31">sign-extended</text:span><text:span text:style-name="T20"> </text:span><text:span text:style-name="T8">I</text:span><text:span text:style-name="T37">mmediate]</text:span></text:p>
      <text:p text:style-name="P16"><text:tab/><text:span text:style-name="T8">OR<text:tab/><text:tab/><text:tab/></text:span><text:span text:style-name="T11">[</text:span><text:span text:style-name="T31">sign-extended</text:span><text:span text:style-name="T20"> </text:span><text:span text:style-name="T8">I</text:span><text:span text:style-name="T37">mmediate]</text:span></text:p>
      <text:p text:style-name="P16"><text:tab/><text:span text:style-name="T8">XOR<text:tab/><text:tab/></text:span><text:span text:style-name="T11">[</text:span><text:span text:style-name="T31">sign-extended</text:span><text:span text:style-name="T20"> </text:span><text:span text:style-name="T8">I</text:span><text:span text:style-name="T37">mmediate]<text:tab/><text:tab/>xori实现了伪指令not</text:span></text:p>
      <text:p text:style-name="P5"/>
      <text:p text:style-name="P5"><text:tab/><text:span text:style-name="T9">S</text:span><text:span text:style-name="T38">hift</text:span><text:span text:style-name="T9">L</text:span><text:span text:style-name="T38">eft<text:tab/></text:span><text:span text:style-name="T9">L</text:span><text:span text:style-name="T38">ogical<text:tab/><text:tab/>[unsigned </text:span><text:span text:style-name="T9">I</text:span><text:span text:style-name="T38">mmediate]</text:span></text:p>
      <text:p text:style-name="P5"><text:tab/><text:span text:style-name="T9">S</text:span><text:span text:style-name="T38">hift</text:span><text:span text:style-name="T9">R</text:span><text:span text:style-name="T38">ight<text:tab/></text:span><text:span text:style-name="T9">L</text:span><text:span text:style-name="T38">ogical<text:tab/><text:tab/>[unsigned </text:span><text:span text:style-name="T9">I</text:span><text:span text:style-name="T38">mmediate]</text:span></text:p>
      <text:p text:style-name="P5"><text:tab/><text:span text:style-name="T10">S</text:span><text:span text:style-name="T39">hift</text:span><text:span text:style-name="T10">R</text:span><text:span text:style-name="T39">ight<text:tab/></text:span><text:span text:style-name="T10">A</text:span><text:span text:style-name="T39">rithmetic<text:tab/>[unsigned </text:span><text:span text:style-name="T10">I</text:span><text:span text:style-name="T39">mmediate]</text:span></text:p>
      <text:p text:style-name="P5"/>
      <text:p text:style-name="P5"><text:tab/><text:span text:style-name="T11">L</text:span><text:span text:style-name="T40">oad</text:span><text:span text:style-name="T11">U</text:span><text:span text:style-name="T40">pperUnsigned</text:span><text:span text:style-name="T11">I</text:span><text:span text:style-name="T40">mmediate<text:tab/><text:tab/>推测LUI和ADDI结合实现伪指令li</text:span></text:p>
      <text:p text:style-name="P5"><text:tab/><text:span text:style-name="T11">A</text:span><text:span text:style-name="T40">dd</text:span><text:span text:style-name="T11">U</text:span><text:span text:style-name="T40">pperUnsigned</text:span><text:span text:style-name="T11">I</text:span><text:span text:style-name="T40">mmediateTo</text:span><text:span text:style-name="T11">PC<text:tab/></text:span><text:span text:style-name="T28">AUIPC和其它指令结合，可实现</text:span><text:span text:style-name="T29">伪指令</text:span><text:span text:style-name="T28">la, load， store，call, tail</text:span></text:p>
      <text:p text:style-name="P14"/>
      <text:p text:style-name="P7"><text:tab/><text:span text:style-name="T8">S</text:span><text:span text:style-name="T37">et</text:span><text:span text:style-name="T8">L</text:span><text:span text:style-name="T37">ess</text:span><text:span text:style-name="T8">T</text:span><text:span text:style-name="T37">han<text:tab/><text:tab/><text:tab/>[</text:span><text:span text:style-name="T8">U</text:span><text:span text:style-name="T37">nsigned]</text:span></text:p>
      <text:p text:style-name="P16"><text:span text:style-name="T11"><text:tab/></text:span><text:span text:style-name="T8">S</text:span><text:span text:style-name="T27">et</text:span><text:span text:style-name="T8">L</text:span><text:span text:style-name="T27">ess</text:span><text:span text:style-name="T8">T</text:span><text:span text:style-name="T27">han</text:span><text:span text:style-name="T8">I</text:span><text:span text:style-name="T27">mmediate</text:span><text:span text:style-name="T8"><text:tab/>[U</text:span><text:span text:style-name="T27">nsigned</text:span><text:span text:style-name="T8">]<text:tab/></text:span><text:span text:style-name="T30">sltiu实现了伪指令seqz</text:span><text:tab/></text:p>
      <text:p text:style-name="Standard">控制流<text:tab/></text:p>
      <text:p text:style-name="Standard"><text:tab/><text:span text:style-name="T5">J</text:span><text:span text:style-name="T34">ump</text:span><text:span text:style-name="T5">A</text:span><text:span text:style-name="T34">nd</text:span><text:span text:style-name="T5">L</text:span><text:span text:style-name="T34">ink[</text:span><text:span text:style-name="T5">R</text:span><text:span text:style-name="T34">egister]<text:tab/>子程序调用(JAL)与返回(JALR)</text:span></text:p>
      <text:p text:style-name="Standard"/>
      <text:p text:style-name="Standard"><text:tab/><text:span text:style-name="T6">B</text:span><text:span text:style-name="T35">ranch</text:span><text:span text:style-name="T6">EQ</text:span><text:span text:style-name="T35">ual</text:span></text:p>
      <text:p text:style-name="Standard"><text:tab/><text:span text:style-name="T6">B</text:span><text:span text:style-name="T35">ranch</text:span><text:span text:style-name="T6">N</text:span><text:span text:style-name="T35">ot</text:span><text:span text:style-name="T6">E</text:span><text:span text:style-name="T35">qual</text:span></text:p>
      <text:p text:style-name="Standard"><text:tab/><text:span text:style-name="T6">B</text:span><text:span text:style-name="T35">ranch</text:span><text:span text:style-name="T6">L</text:span><text:span text:style-name="T35">ess</text:span><text:span text:style-name="T6">T</text:span><text:span text:style-name="T35">han[</text:span><text:span text:style-name="T6">U</text:span><text:span text:style-name="T35">nsigned]<text:tab/><text:tab/><text:tab/>blt[u]实现了伪指令bgt[u]</text:span></text:p>
      <text:p text:style-name="Standard"><text:tab/><text:span text:style-name="T6">B</text:span><text:span text:style-name="T35">ranch</text:span><text:span text:style-name="T6">G</text:span><text:span text:style-name="T35">reater</text:span><text:span text:style-name="T6">E</text:span><text:span text:style-name="T35">qual[</text:span><text:span text:style-name="T6">U</text:span><text:span text:style-name="T35">nsigned]<text:tab/><text:tab/>bge[u]实现了伪指令ble[u]</text:span></text:p>
      <text:p text:style-name="Standard">内存读写<text:span text:style-name="T70">(仅Load和Store指令可读写内存)</text:span><text:tab/></text:p>
      <text:p text:style-name="Standard"><text:tab/><text:span text:style-name="T4">L</text:span><text:span text:style-name="T33">oad</text:span><text:span text:style-name="T4">W</text:span><text:span text:style-name="T33">ord</text:span></text:p>
      <text:p text:style-name="Standard"><text:tab/><text:span text:style-name="T4">L</text:span><text:span text:style-name="T33">oad</text:span><text:span text:style-name="T4">H</text:span><text:span text:style-name="T33">alfword<text:tab/>[</text:span><text:span text:style-name="T4">U</text:span><text:span text:style-name="T33">nsigned extend]</text:span></text:p>
      <text:p text:style-name="Standard"><text:tab/><text:span text:style-name="T4">L</text:span><text:span text:style-name="T33">oad</text:span><text:span text:style-name="T4">B</text:span><text:span text:style-name="T33">yte<text:tab/><text:tab/>[</text:span><text:span text:style-name="T4">U</text:span><text:span text:style-name="T33">nsigned extend]</text:span></text:p>
      <text:p text:style-name="Standard"><text:tab/><text:span text:style-name="T5">S</text:span><text:span text:style-name="T34">tore</text:span><text:span text:style-name="T5">W</text:span><text:span text:style-name="T34">ord</text:span></text:p>
      <text:p text:style-name="Standard"><text:tab/><text:span text:style-name="T5">S</text:span><text:span text:style-name="T34">tore</text:span><text:span text:style-name="T5">H</text:span><text:span text:style-name="T34">alfword</text:span></text:p>
      <text:p text:style-name="Standard"><text:tab/><text:span text:style-name="T5">S</text:span><text:span text:style-name="T34">tore</text:span><text:span text:style-name="T5">B</text:span><text:span text:style-name="T34">yte</text:span></text:p>
      <text:p text:style-name="P3">内存模型</text:p>
      <text:p text:style-name="P3"><text:tab/><text:span text:style-name="T4">FENCE </text:span><text:span text:style-name="T24">Load </text:span><text:span text:style-name="T25">&amp; </text:span><text:span text:style-name="T24">Store</text:span></text:p>
      <text:p text:style-name="P3"><text:tab/><text:span text:style-name="T4">FENCE.I</text:span><text:span text:style-name="T24">nstruction </text:span><text:span text:style-name="T25">&amp; </text:span><text:span text:style-name="T24">Data</text:span><text:tab/></text:p>
      <text:p text:style-name="Standard">CSR指令</text:p>
      <text:p text:style-name="Standard"><text:tab/><text:span text:style-name="T2">CSRR</text:span><text:span text:style-name="T21">ead &amp; </text:span><text:span text:style-name="T2">W</text:span><text:span text:style-name="T21">rite<text:tab/><text:tab/>[unsigned </text:span><text:span text:style-name="T2">I</text:span><text:span text:style-name="T21">mmediate]</text:span></text:p>
      <text:p text:style-name="P2"><text:tab/><text:span text:style-name="T2">CSRR</text:span><text:span text:style-name="T21">ead &amp; </text:span><text:span text:style-name="T2">S</text:span><text:span text:style-name="T21">et Bits<text:tab/><text:tab/>[unsigned </text:span><text:span text:style-name="T2">I</text:span><text:span text:style-name="T21">mmediate]</text:span></text:p>
      <text:p text:style-name="P2"><text:tab/><text:span text:style-name="T2">CSRR</text:span><text:span text:style-name="T21">ead &amp; </text:span><text:span text:style-name="T2">C</text:span><text:span text:style-name="T21">lear Bits<text:tab/>[unsigned </text:span><text:span text:style-name="T2">I</text:span><text:span text:style-name="T21">mmediate]</text:span></text:p>
      <text:p text:style-name="P2"/>
      <text:p text:style-name="P2"><text:tab/><text:span text:style-name="T3">R</text:span><text:span text:style-name="T32">ea</text:span><text:span text:style-name="T3">DCYCLE</text:span><text:span text:style-name="T32"><text:tab/><text:tab/>[</text:span><text:span text:style-name="T3">H</text:span><text:span text:style-name="T32">igh]<text:tab/>由csrrs实现的伪指令</text:span></text:p>
      <text:p text:style-name="P15"><text:tab/><text:span text:style-name="T3">R</text:span><text:span text:style-name="T32">ea</text:span><text:span text:style-name="T3">DTIME</text:span><text:span text:style-name="T32"><text:tab/><text:tab/><text:tab/>[</text:span><text:span text:style-name="T3">H</text:span><text:span text:style-name="T32">igh]<text:tab/>由csrrs实现的伪指令</text:span></text:p>
      <text:p text:style-name="P15"><text:tab/><text:span text:style-name="T3">R</text:span><text:span text:style-name="T32">ea</text:span><text:span text:style-name="T3">DINSTRET</text:span><text:span text:style-name="T32"><text:tab/><text:tab/>[</text:span><text:span text:style-name="T3">H</text:span><text:span text:style-name="T32">igh]<text:tab/>由csrrs实现的伪指令</text:span></text:p>
      <text:p text:style-name="P1">环境调用与断点</text:p>
      <text:p text:style-name="P1"><text:tab/><text:span text:style-name="T1">E</text:span>nvironment<text:span text:style-name="T1">C</text:span><text:span text:style-name="T2">ALL</text:span></text:p>
      <text:p text:style-name="P1"><text:span text:style-name="T2"><text:tab/>E</text:span><text:span text:style-name="T22">nvironment</text:span><text:span text:style-name="T2">BREAK</text:span></text:p>
      <text:p text:style-name="Standard"/>
      <text:p text:style-name="Standard"/>
      <text:p text:style-name="P17">通用寄存器</text:p>
      <text:p text:style-name="P8"><text:span text:style-name="T1"><text:tab/>ZERO</text:span><text:tab/><text:tab/><text:tab/>x0<text:tab/><text:tab/>提供常数或丢弃结果<text:span text:style-name="T72">，实现了伪指令nop, neg, negw, snez, sltz, sgtz, beqz, bnez, blez, bgez, bltz, bgtz, j, jr, ret, csrr, csrw[i], csrs[i], csrc[i]</text:span></text:p>
      <text:p text:style-name="P8"><text:span text:style-name="T1"><text:tab/>R</text:span>eture<text:span text:style-name="T1">A</text:span>ddress<text:tab/>x1</text:p>
      <text:p text:style-name="P8"><text:span text:style-name="T1"><text:tab/>S</text:span>tack<text:span text:style-name="T1">P</text:span>ointer<text:tab/><text:tab/>x2</text:p>
      <text:p text:style-name="P8"><text:span text:style-name="T1"><text:tab/>G</text:span>lobal<text:span text:style-name="T1">P</text:span>ointer<text:tab/>x3</text:p>
      <text:p text:style-name="P8"><text:span text:style-name="T1"><text:tab/>T</text:span>hread<text:span text:style-name="T1">P</text:span>ointer<text:tab/>x4</text:p>
      <text:p text:style-name="P8"><text:tab/><text:span text:style-name="T19">F</text:span><text:span text:style-name="T69">rame</text:span><text:span text:style-name="T19">P</text:span><text:span text:style-name="T69">ointer<text:tab/>x8</text:span></text:p>
      <text:p text:style-name="P8"><text:span text:style-name="T1"><text:tab/>T</text:span>emporary<text:span text:style-name="T1">0-6</text:span><text:tab/><text:tab/><text:tab/>x5-7,x28-31</text:p>
      <text:p text:style-name="P8"><text:span text:style-name="T1"><text:tab/>S</text:span>aved<text:span text:style-name="T1">0-11</text:span><text:tab/><text:tab/><text:tab/><text:tab/>x8-9,x18-27</text:p>
      <text:p text:style-name="P8"><text:tab/>Function<text:span text:style-name="T1">A</text:span>rguments<text:span text:style-name="T1">0-7</text:span><text:tab/>x10-x17</text:p>
      <text:p text:style-name="P8">CSR寄存器</text:p>
      <text:p text:style-name="P8"><text:tab/><text:span text:style-name="T51">m</text:span><text:span text:style-name="T68">achine </text:span><text:span text:style-name="T51">vendor</text:span><text:span text:style-name="T68"> </text:span><text:span text:style-name="T51">id</text:span></text:p>
      <text:p text:style-name="P11"><text:tab/><text:span text:style-name="T51">m</text:span><text:span text:style-name="T68">achine </text:span><text:span text:style-name="T51">arch</text:span><text:span text:style-name="T68">itecture </text:span><text:span text:style-name="T51">id</text:span></text:p>
      <text:p text:style-name="P11"><text:tab/><text:span text:style-name="T51">m</text:span><text:span text:style-name="T68">achine </text:span><text:span text:style-name="T51">imp</text:span><text:span text:style-name="T68">lementation </text:span><text:span text:style-name="T51">id</text:span></text:p>
      <text:p text:style-name="P11"><text:tab/><text:span text:style-name="T51">m</text:span><text:span text:style-name="T68">achine </text:span><text:span text:style-name="T51">har</text:span><text:span text:style-name="T68">dware </text:span><text:span text:style-name="T51">t</text:span><text:span text:style-name="T68">hread </text:span><text:span text:style-name="T51">id</text:span></text:p>
      <text:p text:style-name="P8"/>
      <text:p text:style-name="P8"><text:tab/><text:span text:style-name="T41">[</text:span><text:span text:style-name="T12">u</text:span><text:span text:style-name="T14"> | s </text:span><text:span text:style-name="T17">| m</text:span><text:span text:style-name="T41">]<text:tab/></text:span><text:span text:style-name="T43">status</text:span></text:p>
      <text:p text:style-name="P8"><text:tab/><text:span text:style-name="T41">[</text:span><text:span text:style-name="T12">u </text:span><text:span text:style-name="T15">| s </text:span><text:span text:style-name="T17">| m</text:span><text:span text:style-name="T41">]<text:tab/></text:span><text:span text:style-name="T43">i</text:span><text:span text:style-name="T41">nterrupt </text:span><text:span text:style-name="T43">e</text:span><text:span text:style-name="T41">nable</text:span></text:p>
      <text:p text:style-name="P8"><text:tab/><text:span text:style-name="T53">[</text:span><text:span text:style-name="T13">u </text:span><text:span text:style-name="T15">| s </text:span><text:span text:style-name="T17">| m</text:span><text:span text:style-name="T53">]<text:tab/></text:span><text:span text:style-name="T44">t</text:span><text:span text:style-name="T53">rap </text:span><text:span text:style-name="T44">vec</text:span><text:span text:style-name="T53">tor base address</text:span></text:p>
      <text:p text:style-name="P8"><text:tab/><text:span text:style-name="T63">[</text:span><text:span text:style-name="T14">s </text:span><text:span text:style-name="T17">| m</text:span><text:span text:style-name="T63">]<text:tab/></text:span><text:span text:style-name="T46">e</text:span><text:span text:style-name="T63">xception</text:span><text:span text:style-name="T46"> deleg</text:span><text:span text:style-name="T63">ation</text:span></text:p>
      <text:p text:style-name="P8"><text:tab/><text:span text:style-name="T63">[</text:span><text:span text:style-name="T14">s </text:span><text:span text:style-name="T17">| m</text:span><text:span text:style-name="T63">]<text:tab/></text:span><text:span text:style-name="T46">i</text:span><text:span text:style-name="T63">nterrupt </text:span><text:span text:style-name="T46">deleg</text:span><text:span text:style-name="T63">ation</text:span></text:p>
      <text:p text:style-name="P8"><text:tab/><text:span text:style-name="T64">[</text:span><text:span text:style-name="T15">s </text:span><text:span text:style-name="T17">| m</text:span><text:span text:style-name="T64">]<text:tab/></text:span><text:span text:style-name="T47">counter</text:span><text:span text:style-name="T64"> </text:span><text:span text:style-name="T47">en</text:span><text:span text:style-name="T64">able</text:span></text:p>
      <text:p text:style-name="P8"/>
      <text:p text:style-name="P10"><text:tab/><text:span text:style-name="T53">[</text:span><text:span text:style-name="T13">u </text:span><text:span text:style-name="T16">| s</text:span><text:span text:style-name="T15"> </text:span><text:span text:style-name="T17">| m</text:span><text:span text:style-name="T53">]<text:tab/></text:span><text:span text:style-name="T44">scratch</text:span></text:p>
      <text:p text:style-name="P10"><text:tab/><text:span text:style-name="T53">[</text:span><text:span text:style-name="T13">u </text:span><text:span text:style-name="T16">| s</text:span><text:span text:style-name="T15"> </text:span><text:span text:style-name="T17">| m</text:span><text:span text:style-name="T53">]<text:tab/></text:span><text:span text:style-name="T44">e</text:span><text:span text:style-name="T53">xception </text:span><text:span text:style-name="T44">p</text:span><text:span text:style-name="T53">rogram </text:span><text:span text:style-name="T44">c</text:span><text:span text:style-name="T53">ounter</text:span></text:p>
      <text:p text:style-name="P10"><text:tab/><text:span text:style-name="T53">[</text:span><text:span text:style-name="T13">u </text:span><text:span text:style-name="T16">| s</text:span><text:span text:style-name="T15"> </text:span><text:span text:style-name="T17">| m</text:span><text:span text:style-name="T53">]<text:tab/>trap </text:span><text:span text:style-name="T44">cause</text:span></text:p>
      <text:p text:style-name="P10"><text:tab/><text:span text:style-name="T53">[</text:span><text:span text:style-name="T13">u </text:span><text:span text:style-name="T16">| s</text:span><text:span text:style-name="T15"> </text:span><text:span text:style-name="T17">| m</text:span><text:span text:style-name="T53">]<text:tab/></text:span><text:span text:style-name="T44">t</text:span><text:span text:style-name="T53">rap </text:span><text:span text:style-name="T44">val</text:span><text:span text:style-name="T53">ue</text:span></text:p>
      <text:p text:style-name="P10"><text:tab/><text:span text:style-name="T53">[</text:span><text:span text:style-name="T13">u </text:span><text:span text:style-name="T16">| s</text:span><text:span text:style-name="T15"> </text:span><text:span text:style-name="T17">| m</text:span><text:span text:style-name="T53">]<text:tab/></text:span><text:span text:style-name="T44">i</text:span><text:span text:style-name="T53">nterrupt </text:span><text:span text:style-name="T44">p</text:span><text:span text:style-name="T53">ending</text:span><text:tab/></text:p>
      <text:p text:style-name="P9"/>
      <text:p text:style-name="P9"><text:tab/><text:span text:style-name="T65">[</text:span><text:span text:style-name="T16">s</text:span><text:span text:style-name="T65">]<text:tab/></text:span><text:span text:style-name="T48">a</text:span><text:span text:style-name="T65">ddress </text:span><text:span text:style-name="T48">t</text:span><text:span text:style-name="T65">ranslation &amp; </text:span><text:span text:style-name="T48">p</text:span><text:span text:style-name="T65">rotection</text:span></text:p>
      <text:p text:style-name="P9"><text:tab/><text:span text:style-name="T49">p</text:span>hysical <text:span text:style-name="T42">m</text:span>emory <text:span text:style-name="T42">p</text:span>rotection <text:span text:style-name="T42">c</text:span>on<text:span text:style-name="T42">f</text:span>i<text:span text:style-name="T42">g</text:span>uration<text:span text:style-name="T17">0-3</text:span><text:tab/><text:span text:style-name="T66">(M-mode)</text:span></text:p>
      <text:p text:style-name="P9"><text:tab/><text:span text:style-name="T49">p</text:span>hysical <text:span text:style-name="T42">m</text:span>emory <text:span text:style-name="T42">p</text:span>rotection <text:span text:style-name="T42">addr</text:span>ess<text:span text:style-name="T17">0-15<text:tab/><text:tab/></text:span><text:span text:style-name="T26">(M-mode)</text:span></text:p>
      <text:p text:style-name="P9"/>
      <text:p text:style-name="P11"><text:tab/><text:span text:style-name="T67">[ <text:s/>| </text:span><text:span text:style-name="T18">m</text:span><text:span text:style-name="T67">] </text:span><text:span text:style-name="T44">cycle</text:span><text:span text:style-name="T54"> counter</text:span><text:span text:style-name="T60"> </text:span><text:span text:style-name="T55">[</text:span><text:span text:style-name="T61">h</text:span><text:span text:style-name="T55">igh]<text:tab/><text:tab/><text:tab/><text:tab/><text:tab/></text:span><text:span text:style-name="T56">(U or M)</text:span></text:p>
      <text:p text:style-name="P12"><text:tab/><text:span text:style-name="T67">[ <text:s/>| </text:span><text:span text:style-name="T18">m</text:span><text:span text:style-name="T67">] </text:span><text:span text:style-name="T44">time</text:span><text:span text:style-name="T54">r</text:span><text:span text:style-name="T60"> </text:span><text:span text:style-name="T55">[</text:span><text:span text:style-name="T61">h</text:span><text:span text:style-name="T55">igh]</text:span><text:span text:style-name="T54"><text:tab/><text:tab/><text:tab/><text:tab/><text:tab/><text:tab/><text:tab/></text:span><text:span text:style-name="T56">(U </text:span><text:span text:style-name="T58">or M</text:span><text:span text:style-name="T56">)</text:span></text:p>
      <text:p text:style-name="P11"><text:tab/><text:span text:style-name="T67">[ <text:s/>| </text:span><text:span text:style-name="T18">m</text:span><text:span text:style-name="T67">] </text:span><text:span text:style-name="T44">inst</text:span><text:span text:style-name="T53">ructions-</text:span><text:span text:style-name="T44">ret</text:span><text:span text:style-name="T53">ired counter</text:span><text:span text:style-name="T60"> </text:span><text:span text:style-name="T55">[</text:span><text:span text:style-name="T61">h</text:span><text:span text:style-name="T55">igh]<text:tab/><text:tab/></text:span><text:span text:style-name="T56">(U or M)</text:span></text:p>
      <text:p text:style-name="P11"><text:tab/><text:span text:style-name="T67">[ <text:s/>| </text:span><text:span text:style-name="T18">m</text:span><text:span text:style-name="T67">] </text:span><text:span text:style-name="T50">h</text:span><text:span text:style-name="T67">ardware </text:span><text:span text:style-name="T45">p</text:span><text:span text:style-name="T62">erformance-</text:span><text:span text:style-name="T45">m</text:span><text:span text:style-name="T62">onitoring </text:span><text:span text:style-name="T45">counter</text:span><text:span text:style-name="T60">3-31 </text:span><text:span text:style-name="T55">[</text:span><text:span text:style-name="T61">h</text:span><text:span text:style-name="T55">igh]<text:tab/></text:span><text:span text:style-name="T56">(U or M)</text:span></text:p>
      <text:p text:style-name="P12"><text:span text:style-name="T60"><text:tab/></text:span><text:span text:style-name="T52">m</text:span><text:span text:style-name="T55">achine </text:span><text:span text:style-name="T50">h</text:span><text:span text:style-name="T57">ardware</text:span><text:span text:style-name="T55"> </text:span><text:span text:style-name="T52">p</text:span><text:span text:style-name="T55">erformance-</text:span><text:span text:style-name="T52">m</text:span><text:span text:style-name="T55">onitoring </text:span><text:span text:style-name="T61">event</text:span><text:span text:style-name="T55"> selector</text:span><text:span text:style-name="T61">3-31</text:span></text:p>
      <text:p text:style-name="P22"><text:span text:style-name="T61">l</text:span><text:span text:style-name="T59">a rd, symbol<text:tab/><text:tab/><text:tab/><text:tab/>auipc rd, symbol[31:12] ; addi rd, rd, symbol[11:0]</text:span></text:p>
      <text:p text:style-name="P21"><text:span text:style-name="T59">l{b|h|w|d} rd, symbol<text:tab/><text:tab/>auipc rd, symbol[31:12] ; l{b|h|w|d} rd, symbol[11:0](rd)</text:span></text:p>
      <text:p text:style-name="P20"><text:span text:style-name="T59">s{b|h|w|d} rd, symbol, rt<text:tab/><text:tab/>auipc rd, symbol[31:12] ; s{b|h|w|d} rd, symbol[11:0](rt)</text:span></text:p>
      <text:p text:style-name="P20"><text:span text:style-name="T59">nop<text:tab/><text:tab/><text:tab/><text:tab/><text:tab/><text:tab/><text:tab/>addi x0, x0, 0</text:span></text:p>
      <text:p text:style-name="P20"><text:span text:style-name="T59">li rd, immediate</text:span></text:p>
      <text:p text:style-name="P20"><text:span text:style-name="T59">mv rd, rs<text:tab/><text:tab/><text:tab/><text:tab/><text:tab/>addi rd, rs, 0</text:span></text:p>
      <text:p text:style-name="P20"><text:span text:style-name="T59">not rd, rs<text:tab/><text:tab/><text:tab/><text:tab/><text:tab/>xori rd, rs, -1</text:span></text:p>
      <text:p text:style-name="P20"><text:span text:style-name="T59">neg rd, rs<text:tab/><text:tab/><text:tab/><text:tab/><text:tab/>sub rd, x0, rs</text:span></text:p>
      <text:p text:style-name="P20"><text:span text:style-name="T59">negw rd, rs<text:tab/><text:tab/><text:tab/><text:tab/><text:tab/>subw rd, x0, rs</text:span></text:p>
      <text:p text:style-name="P20"><text:span text:style-name="T59">sext.w rd, rs<text:tab/><text:tab/><text:tab/><text:tab/><text:tab/>addiw rd, rs, 0</text:span></text:p>
      <text:p text:style-name="P20"><text:span text:style-name="T59">seqz rd, rs<text:tab/><text:tab/><text:tab/><text:tab/><text:tab/>sltiu rd, rs, 1</text:span></text:p>
      <text:p text:style-name="P20"><text:span text:style-name="T59">snez rd, rs<text:tab/><text:tab/><text:tab/><text:tab/><text:tab/>sltu rd, x0, rs</text:span></text:p>
      <text:p text:style-name="P20"><text:span text:style-name="T59">sltz rd, rs<text:tab/><text:tab/><text:tab/><text:tab/><text:tab/>slt rd, rs, x0</text:span></text:p>
      <text:p text:style-name="P20"><text:span text:style-name="T59">sgtz rd, rs<text:tab/><text:tab/><text:tab/><text:tab/><text:tab/>slt rd, x0, rs</text:span></text:p>
      <text:p text:style-name="P20"><text:span text:style-name="T59">beqz rs, offset<text:tab/><text:tab/><text:tab/><text:tab/>beq rs, x0, offset</text:span></text:p>
      <text:p text:style-name="P20"><text:span text:style-name="T59">bnez rs, offset<text:tab/><text:tab/><text:tab/><text:tab/>bne rs, x0, offset</text:span></text:p>
      <text:p text:style-name="P20"><text:span text:style-name="T59">blez rs, offset<text:tab/><text:tab/><text:tab/><text:tab/>bge x0, rs, offset</text:span></text:p>
      <text:p text:style-name="P20"><text:span text:style-name="T59">bgez rs, offset<text:tab/><text:tab/><text:tab/><text:tab/>bge rs, x0, offset</text:span></text:p>
      <text:p text:style-name="P20"><text:span text:style-name="T59">bltz rs, offset<text:tab/><text:tab/><text:tab/><text:tab/>blt rs, x0, offset</text:span></text:p>
      <text:p text:style-name="P20"><text:span text:style-name="T59">bgtz rs, offset<text:tab/><text:tab/><text:tab/><text:tab/>blt x0, rs, offset</text:span></text:p>
      <text:p text:style-name="P20"><text:span text:style-name="T59">bgt rs, rt, offset<text:tab/><text:tab/><text:tab/><text:tab/>blt rt, rs, offset</text:span></text:p>
      <text:p text:style-name="P20"><text:span text:style-name="T59">ble rs, rt, offset<text:tab/><text:tab/><text:tab/><text:tab/>bge rt, rs, offset</text:span></text:p>
      <text:p text:style-name="P20"><text:span text:style-name="T59">bgtu rs, rt, offset<text:tab/><text:tab/><text:tab/>bltu rt, rs, offset</text:span></text:p>
      <text:p text:style-name="P20"><text:span text:style-name="T59">bleu rs, rt, offset<text:tab/><text:tab/><text:tab/>bgeu rt, rs, offset</text:span></text:p>
      <text:p text:style-name="P20"><text:span text:style-name="T59">j offset<text:tab/><text:tab/><text:tab/><text:tab/><text:tab/><text:tab/>jal x0, offset</text:span></text:p>
      <text:p text:style-name="P20"><text:span text:style-name="T59">jal offset<text:tab/><text:tab/><text:tab/><text:tab/><text:tab/>jal x1, offset</text:span></text:p>
      <text:p text:style-name="P20"><text:span text:style-name="T59">jr rs<text:tab/><text:tab/><text:tab/><text:tab/><text:tab/><text:tab/>jalr x0, rs, 0</text:span></text:p>
      <text:p text:style-name="P20"><text:span text:style-name="T59">jalr rs<text:tab/><text:tab/><text:tab/><text:tab/><text:tab/><text:tab/>jalr x1, rs, 0</text:span></text:p>
      <text:p text:style-name="P20"><text:span text:style-name="T59">ret<text:tab/><text:tab/><text:tab/><text:tab/><text:tab/><text:tab/><text:tab/>jalr x0, x1, 0</text:span></text:p>
      <text:p text:style-name="P20"><text:span text:style-name="T59">call offset<text:tab/><text:tab/><text:tab/><text:tab/><text:tab/>auipc x6, offset[31:12] ; jalr x1, x6, offset[11:0]</text:span></text:p>
      <text:p text:style-name="P20"><text:span text:style-name="T59">tail offset<text:tab/><text:tab/><text:tab/><text:tab/><text:tab/>auipc x6, offset[31:12] ; jalr x0, x6, offset[11:0]</text:span></text:p>
      <text:p text:style-name="P20"><text:span text:style-name="T59">fence<text:tab/><text:tab/><text:tab/><text:tab/><text:tab/><text:tab/>fence iorw, iorw</text:span></text:p>
      <text:p text:style-name="P20"><text:span text:style-name="T59"/></text:p>
      <text:p text:style-name="P20"><text:span text:style-name="T59">rdinstret[h] rd<text:tab/><text:tab/><text:tab/><text:tab/>csrrs rd, instret[h], x0</text:span></text:p>
      <text:p text:style-name="P20"><text:span text:style-name="T59">rdcycle[h] rd<text:tab/><text:tab/><text:tab/><text:tab/>csrrs rd, cycle[h], x0</text:span></text:p>
      <text:p text:style-name="P20"><text:span text:style-name="T59">rdtime[h] rd<text:tab/><text:tab/><text:tab/><text:tab/>csrrs rd, time[h], x0</text:span></text:p>
      <text:p text:style-name="P20"><text:span text:style-name="T59">csrr rd, csr<text:tab/><text:tab/><text:tab/><text:tab/><text:tab/>csrrs rd, csr, x0</text:span></text:p>
      <text:p text:style-name="P20"><text:span text:style-name="T59">csrw csr, rs<text:tab/><text:tab/><text:tab/><text:tab/><text:tab/>csrrw x0, csr, rs</text:span></text:p>
      <text:p text:style-name="P20"><text:span text:style-name="T59">csrs csr, rs<text:tab/><text:tab/><text:tab/><text:tab/><text:tab/>csrrs x0, csr, rs</text:span></text:p>
      <text:p text:style-name="P20"><text:span text:style-name="T59">csrc csr, rs<text:tab/><text:tab/><text:tab/><text:tab/><text:tab/>csrrc x0, csr, rs</text:span></text:p>
      <text:p text:style-name="P20"><text:span text:style-name="T59">csrwi csr, imm<text:tab/><text:tab/><text:tab/><text:tab/>csrrwi x0, csr, imm</text:span></text:p>
      <text:p text:style-name="P20"><text:span text:style-name="T59">csrsi csr, imm<text:tab/><text:tab/><text:tab/><text:tab/>csrrsi x0, csr, imm</text:span></text:p>
      <text:p text:style-name="P20"><text:span text:style-name="T59">csrci csr, imm<text:tab/><text:tab/><text:tab/><text:tab/>csrrci x0, csr, im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0:02:31.347959454</meta:creation-date>
    <dc:date>2018-06-11T16:54:41.504272409</dc:date>
    <meta:editing-duration>PT6H31M</meta:editing-duration>
    <meta:editing-cycles>52</meta:editing-cycles>
    <meta:generator>LibreOffice/6.0.3.2$Linux_X86_64 LibreOffice_project/00m0$Build-2</meta:generator>
    <meta:document-statistic meta:table-count="0" meta:image-count="0" meta:object-count="0" meta:page-count="3" meta:paragraph-count="119" meta:word-count="798" meta:character-count="3945" meta:non-whitespace-character-count="3218"/>
  </office:meta>
</office:document-meta>
</file>